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c5ac"/>
    </style:style>
    <style:style style:name="P2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6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7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officeooo:rsid="000d41e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ssion 1 - </text:span><text:span text:style-name="T5">Intro to image analysi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Learning Outcomes</text:span></text:p>
      <text:p text:style-name="P1"><text:span text:style-name="T3"/></text:p>
      <text:list xml:id="list2662265414" text:style-name="L1">
        <text:list-item>
          <text:p text:style-name="P5">Identify the reasons for automating image analysis tasks, <text:span text:style-name="T2">including human bias</text:span></text:p>
        </text:list-item>
        <text:list-item>
          <text:p text:style-name="P5">Discuss how imaging data is represented digitally </text:p>
        </text:list-item>
        <text:list-item>
          <text:p text:style-name="P3">Describe the existing image analysis tools</text:p>
        </text:list-item>
      </text:list>
      <text:p text:style-name="P4"/>
      <text:p text:style-name="P4"/>
      <text:p text:style-name="P7">Session summary</text:p>
      <text:p text:style-name="P7"/>
      <text:p text:style-name="P6">- Motivation: why do we want to automate image analysis? Pipelines/Workflows, components, algorithms <text:span text:style-name="T6">(10 min)</text:span></text:p>
      <text:p text:style-name="P6">- How a digital image is formed, bit depths, greyscale images <text:span text:style-name="T6">(10 min)</text:span></text:p>
      <text:p text:style-name="P6">- Pop quiz on first two topics <text:span text:style-name="T6">(5 min) – sli.do? 2-3 minutes for answers, 2-3 minutes for going over answers</text:span></text:p>
      <text:p text:style-name="P6">- Stacks, colours, lookup tables <text:span text:style-name="T6">(10 min)</text:span></text:p>
      <text:p text:style-name="P6">- Existing tools: Fiji, CellProfiler, Icy, ilastik, general-purpose languages <text:span text:style-name="T6">(10 min)</text:span></text:p>
      <text:p text:style-name="P6">- Group session: present an existing workflow that could be automated and which tools you would use <text:span text:style-name="T6">(15 min) – apportion accordingly depending on number of groups. For 5 groups, I’d go with 5-10 mins for prep and 1-minute presentations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4T10:45:06.780120144</dc:date>
    <meta:editing-duration>PT19H36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43" meta:character-count="889" meta:non-whitespace-character-count="758"/>
  </office:meta>
</office:document-meta>
</file>